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9.934cm"/>
    </style:style>
    <style:style style:name="co4" style:family="table-column">
      <style:table-column-properties fo:break-before="auto" style:column-width="3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orkout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Set #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etitions</text:p>
          </table:table-cell>
          <table:table-cell office:value-type="string" calcext:value-type="string">
            <text:p>Muscle group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Pull u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s, rhomboids, traps, shoulders, posterior deltoids, brachiali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Pull u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s, rhomboids, traps, shoulders, posterior deltoids, brachiali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Pull u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s, rhomboids, traps, shoulders, posterior deltoids, brachiali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Lat pulldown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Lat pulldow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Lat pulldown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Lat pulldown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Lat pulldown</text:p>
          </table:table-cell>
          <table:table-cell office:value-type="float" office:value="4.1" calcext:value-type="float">
            <text:p>4.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rop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One-arm row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nt over, each sid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One-arm row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nt over, each sid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One-arm row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nt over, each side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Cable seated ro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Cable seated row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Cable seated row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verse fly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verse fly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verse fl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2:13:13.793994300</meta:creation-date>
    <dc:date>2024-02-11T14:02:32.420700207</dc:date>
    <meta:editing-duration>PT13M52S</meta:editing-duration>
    <meta:editing-cycles>2</meta:editing-cycles>
    <meta:generator>LibreOffice/24.2.0.3$MacOSX_X86_64 LibreOffice_project/da48488a73ddd66ea24cf16bbc4f7b9c08e9bea1</meta:generator>
    <meta:document-statistic meta:table-count="1" meta:cell-count="166" meta:object-count="0"/>
  </office:meta>
</office:document-meta>
</file>